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4D0000039B723F1A1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ae00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6.421cm" svg:x="0.672cm" svg:y="2.441cm">
          <draw:image xlink:href="Pictures/100000000000044D0000039B723F1A11.png" xlink:type="simple" xlink:show="embed" xlink:actuate="onLoad">
            <text:p/>
          </draw:image>
        </draw:frame>
        <draw:ellipse draw:style-name="gr2" draw:text-style-name="P1" draw:layer="layout" svg:width="1.295cm" svg:height="1.404cm" svg:x="3.859cm" svg:y="10.089cm">
          <text:p text:style-name="P1">A</text:p>
        </draw:ellipse>
        <draw:ellipse draw:style-name="gr2" draw:text-style-name="P1" draw:layer="layout" svg:width="1.295cm" svg:height="1.404cm" svg:x="12.046cm" svg:y="8.49cm">
          <text:p text:style-name="P1">B</text:p>
        </draw:ellipse>
        <draw:ellipse draw:style-name="gr2" draw:text-style-name="P1" draw:layer="layout" svg:width="1.295cm" svg:height="1.404cm" svg:x="15.573cm" svg:y="15.959cm">
          <text:p text:style-name="P1">C</text:p>
        </draw:ellipse>
        <draw:ellipse draw:style-name="gr2" draw:text-style-name="P1" draw:layer="layout" svg:width="1.295cm" svg:height="1.404cm" svg:x="12.239cm" svg:y="2.703cm">
          <text:p text:style-name="P1">D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11T18:05:47.61</meta:creation-date>
    <dc:date>2011-12-11T18:09:25.85</dc:date>
    <meta:editing-duration>PT00H03M38S</meta:editing-duration>
    <meta:editing-cycles>1</meta:editing-cycles>
    <meta:document-statistic meta:object-count="5"/>
    <meta:generator>OpenOffice.org/3.2$Win32 OpenOffice.org_project/320m18$Build-9502</meta:generator>
  </office:meta>
</office:document-meta>
</file>